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28" table:style-name="ro1">
          <table:table-cell table:number-columns-repeated="16384"/>
        </table:table-row>
        <table:table-row table:style-name="ro1">
          <table:table-cell table:number-columns-repeated="496"/>
          <table:table-cell table:style-name="ce2"/>
          <table:table-cell office:value-type="string" table:style-name="ce2">
            <text:p>ms_percent_big</text:p>
          </table:table-cell>
          <table:table-cell table:number-columns-repeated="3" table:style-name="ce2"/>
          <table:table-cell office:value-type="string" table:style-name="ce2">
            <text:p>spell_dmg_big</text:p>
          </table:table-cell>
          <table:table-cell table:number-columns-repeated="522" table:style-name="ce2"/>
          <table:table-cell table:number-columns-repeated="15360"/>
        </table:table-row>
        <table:table-row table:style-name="ro1">
          <table:table-cell table:number-columns-repeated="496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mana_regen_percent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ms_percent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15881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conjurer_trait</text:p>
          </table:table-cell>
          <table:table-cell table:number-columns-repeated="8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8" table:style-name="ce2"/>
          <table:table-cell office:value-type="string" table:style-name="ce2">
            <text:p>pain_control_trait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0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ana_percent_major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all_dmg_big</text:p>
          </table:table-cell>
          <table:table-cell table:style-name="ce2"/>
          <table:table-cell office:value-type="string" table:style-name="ce2">
            <text:p>thunder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major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_small</text:p>
          </table:table-cell>
          <table:table-cell table:number-columns-repeated="7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hp_percent_big</text:p>
          </table:table-cell>
          <table:table-cell table:number-columns-repeated="15842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5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battery_tra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6" table:style-name="ce2"/>
          <table:table-cell office:value-type="string" table:style-name="ce2">
            <text:p>hp_percent_small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attack_dmg_major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i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ummon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7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_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fc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nature_all_dmg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ene_reg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1" table:style-name="ce2"/>
          <table:table-cell office:value-type="string" table:style-name="ce2">
            <text:p>wis_small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nd_dmg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big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table:number-columns-repeated="2" table:style-name="ce2"/>
          <table:table-cell office:value-type="string" table:style-name="ce2">
            <text:p>mana_ene_regen_big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wand_dmg_percent_small</text:p>
          </table:table-cell>
          <table:table-cell table:number-columns-repeated="4" table:style-name="ce2"/>
          <table:table-cell office:value-type="string" table:style-name="ce2">
            <text:p>magical_lif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to_water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48"/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nd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3" table:style-name="ce2"/>
          <table:table-cell office:value-type="string" table:style-name="ce2">
            <text:p>vit_big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15833"/>
        </table:table-row>
        <table:table-row table:style-name="ro1">
          <table:table-cell table:number-columns-repeated="448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and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ea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thunder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wand_ele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dex_small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spell_dmg_big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spe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wis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percent_major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office:value-type="string" table:style-name="ce2">
            <text:p>pocket_capacitor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fi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rit_hi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ickster_trait</text:p>
          </table:table-cell>
          <table:table-cell table:number-columns-repeated="15834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area_big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cri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dodge_small</text:p>
          </table:table-cell>
          <table:table-cell table:number-columns-repeated="2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crit_hit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wat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a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4" table:style-name="ce2"/>
          <table:table-cell office:value-type="string" table:style-name="ce2">
            <text:p>area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bow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a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n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all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roj_speed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469" table:style-name="ce2"/>
          <table:table-cell table:number-columns-repeated="15360"/>
        </table:table-row>
        <table:table-row table:style-name="ro1">
          <table:table-cell table:number-columns-repeated="443"/>
          <table:table-cell office:value-type="string" table:style-name="ce2">
            <text:p>elemental_all_dmg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spell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table:number-columns-repeated="5" table:style-name="ce2"/>
          <table:table-cell office:value-type="string" table:style-name="ce2">
            <text:p>bow_ele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phys_dmg_big</text:p>
          </table:table-cell>
          <table:table-cell table:number-columns-repeated="468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number-columns-repeated="2" table:style-name="ce2"/>
          <table:table-cell office:value-type="string" table:style-name="ce2">
            <text:p>elemental_purity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style-name="ce2"/>
          <table:table-cell office:value-type="string" table:style-name="ce2">
            <text:p>elemental_res_big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uardian</text:p>
          </table:table-cell>
          <table:table-cell table:number-columns-repeated="5" table:style-name="ce2"/>
          <table:table-cell office:value-type="string" table:style-name="ce2">
            <text:p>cdr_big</text:p>
          </table:table-cell>
          <table:table-cell table:number-columns-repeated="5" table:style-name="ce2"/>
          <table:table-cell office:value-type="string" table:style-name="ce2">
            <text:p>THIEF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hys_dmg_small</text:p>
          </table:table-cell>
          <table:table-cell table:number-columns-repeated="6" table:style-name="ce2"/>
          <table:table-cell office:value-type="string" table:style-name="ce2">
            <text:p>hp_hp_regen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cdr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office:value-type="string" table:style-name="ce2">
            <text:p>hp_percent_big</text:p>
          </table:table-cell>
          <table:table-cell table:number-columns-repeated="5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attack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number-columns-repeated="5" table:style-name="ce2"/>
          <table:table-cell office:value-type="string" table:style-name="ce2">
            <text:p>crossbow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percent_small</text:p>
          </table:table-cell>
          <table:table-cell table:number-columns-repeated="5" table:style-name="ce2"/>
          <table:table-cell office:value-type="string" table:style-name="ce2">
            <text:p>hp_percent_big</text:p>
          </table:table-cell>
          <table:table-cell table:number-columns-repeated="468" table:style-name="ce2"/>
          <table:table-cell table:number-columns-repeated="15360"/>
        </table:table-row>
        <table:table-row table:style-name="ro1">
          <table:table-cell table:number-columns-repeated="443"/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dodg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number-columns-repeated="469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26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thund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a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table:number-columns-repeated="5" table:style-name="ce2"/>
          <table:table-cell office:value-type="string" table:style-name="ce2">
            <text:p>crossbow_ele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refreshing_breeze_trait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mana_cos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ene_small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number-columns-repeated="2" table:style-name="ce2"/>
          <table:table-cell office:value-type="string" table:style-name="ce2">
            <text:p>hp_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armor_p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6" table:style-name="ce2"/>
          <table:table-cell office:value-type="string" table:style-name="ce2">
            <text:p>overseer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resourceful_trait</text:p>
          </table:table-cell>
          <table:table-cell table:number-columns-repeated="474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major</text:p>
          </table:table-cell>
          <table:table-cell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nature_all_dmg_small</text:p>
          </table:table-cell>
          <table:table-cell table:number-columns-repeated="5" table:style-name="ce2"/>
          <table:table-cell office:value-type="string" table:style-name="ce2">
            <text:p>thunder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proj_speed_big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7" table:style-name="ce2"/>
          <table:table-cell office:value-type="string" table:style-name="ce2">
            <text:p>fortified_reaction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berserkers_impartiality_trait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wis_big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to_fir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increased_duratio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to_fire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phys_to_natur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eed_mastery_tra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big</text:p>
          </table:table-cell>
          <table:table-cell table:number-columns-repeated="15833"/>
        </table:table-row>
        <table:table-row table:style-name="ro1">
          <table:table-cell table:number-columns-repeated="448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big</text:p>
          </table:table-cell>
          <table:table-cell table:style-name="ce2"/>
          <table:table-cell office:value-type="string" table:style-name="ce2">
            <text:p>mana_cost_big</text:p>
          </table:table-cell>
          <table:table-cell table:style-name="ce2"/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gauntlets_dmg_percent_big</text:p>
          </table:table-cell>
          <table:table-cell table:style-name="ce2"/>
          <table:table-cell office:value-type="string" table:style-name="ce2">
            <text:p>gauntlets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armo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phys_to_natur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0" table:style-name="ce2"/>
          <table:table-cell office:value-type="string" table:style-name="ce2">
            <text:p>wis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armo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big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armo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mor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gauntlets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armor_p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auntlets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auntlets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armor_pen_small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gauntlets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ms_percent_small</text:p>
          </table:table-cell>
          <table:table-cell table:number-columns-repeated="6" table:style-name="ce2"/>
          <table:table-cell office:value-type="string" table:style-name="ce2">
            <text:p>ms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reckless_blows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hp_dodge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mana_regen_percent_small</text:p>
          </table:table-cell>
          <table:table-cell table:number-columns-repeated="15841"/>
        </table:table-row>
        <table:table-row table:style-name="ro1">
          <table:table-cell table:number-columns-repeated="456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ammer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ammer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axe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5841"/>
        </table:table-row>
        <table:table-row table:style-name="ro1">
          <table:table-cell table:number-columns-repeated="456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ms_regen_percent_small</text:p>
          </table:table-cell>
          <table:table-cell table:number-columns-repeated="7" table:style-name="ce2"/>
          <table:table-cell office:value-type="string" table:style-name="ce2">
            <text:p>str_small</text:p>
          </table:table-cell>
          <table:table-cell table:number-columns-repeated="7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dr_small</text:p>
          </table:table-cell>
          <table:table-cell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clever_escapist_trait</text:p>
          </table:table-cell>
          <table:table-cell table:number-columns-repeated="8" table:style-name="ce2"/>
          <table:table-cell office:value-type="string" table:style-name="ce2">
            <text:p>str_small</text:p>
          </table:table-cell>
          <table:table-cell table:number-columns-repeated="7" table:style-name="ce2"/>
          <table:table-cell office:value-type="string" table:style-name="ce2">
            <text:p>mana_percent_small</text:p>
          </table:table-cell>
          <table:table-cell table:number-columns-repeated="5" table:style-name="ce2"/>
          <table:table-cell office:value-type="string" table:style-name="ce2">
            <text:p>mana_regen_percent_big</text:p>
          </table:table-cell>
          <table:table-cell table:number-columns-repeated="15841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ammer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mmer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xe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hammer_dmg_percent_major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style-name="ce2"/>
          <table:table-cell office:value-type="string" table:style-name="ce2">
            <text:p>hammer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axe_dmg_percent_major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style-name="ce2"/>
          <table:table-cell office:value-type="string" table:style-name="ce2">
            <text:p>axe_ele_dmg_percent_major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4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73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15858"/>
        </table:table-row>
        <table:table-row table:style-name="ro1">
          <table:table-cell table:number-columns-repeated="473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hulker_shell_trait</text:p>
          </table:table-cell>
          <table:table-cell table:number-columns-repeated="8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8" table:style-name="ce2"/>
          <table:table-cell office:value-type="string" table:style-name="ce2">
            <text:p>avatar_trait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8"/>
        </table:table-row>
        <table:table-row table:style-name="ro1">
          <table:table-cell table:number-columns-repeated="473"/>
          <table:table-cell office:value-type="string" table:style-name="ce2">
            <text:p>ene_ene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15858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eady_hand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4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522" table:style-name="ce2"/>
          <table:table-cell table:number-columns-repeated="15360"/>
        </table:table-row>
        <table:table-row table:number-rows-repeated="41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Kelvin</dc:creator>
    <dc:date>2022-08-31T20:07:30Z</dc:date>
    <meta:editing-cycles>30</meta:editing-cycles>
    <meta:editing-duration>PT10832S</meta:editing-duration>
  </office:meta>
</office:document-meta>
</file>